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fa9e" officeooo:paragraph-rsid="0006fa9e" style:font-weight-asian="bold" style:font-weight-complex="bold"/>
    </style:style>
    <style:style style:name="P2" style:family="paragraph" style:parent-style-name="Standard">
      <style:text-properties fo:font-weight="bold" officeooo:rsid="0007ddd9" officeooo:paragraph-rsid="0007ddd9" style:font-weight-asian="bold" style:font-weight-complex="bold"/>
    </style:style>
    <style:style style:name="P3" style:family="paragraph" style:parent-style-name="Standard">
      <style:text-properties officeooo:paragraph-rsid="0006fa9e"/>
    </style:style>
    <style:style style:name="P4" style:family="paragraph" style:parent-style-name="Standard">
      <style:text-properties officeooo:rsid="0006fa9e" officeooo:paragraph-rsid="0006fa9e"/>
    </style:style>
    <style:style style:name="P5" style:family="paragraph" style:parent-style-name="Standard">
      <style:text-properties officeooo:rsid="0007ddd9" officeooo:paragraph-rsid="0007ddd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222222" style:font-name="sans-serif" fo:font-size="10.5pt" fo:letter-spacing="normal" fo:font-style="normal"/>
    </style:style>
    <style:style style:name="T3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4" style:family="text">
      <style:text-properties fo:font-variant="normal" fo:text-transform="none" fo:color="#222222" style:font-name="sans-serif" fo:font-size="10.5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6" style:family="text">
      <style:text-properties fo:font-variant="normal" fo:text-transform="none" fo:color="#222222" style:font-name="sans-serif" fo:font-size="10.5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222222" style:font-name="sans-serif" fo:font-size="10.5pt" fo:letter-spacing="normal" fo:font-style="normal" fo:font-weight="normal" officeooo:rsid="0006fa9e" style:font-weight-asian="normal" style:font-weight-complex="normal"/>
    </style:style>
    <style:style style:name="T8" style:family="text">
      <style:text-properties fo:font-variant="normal" fo:text-transform="none" fo:color="#222222" style:font-name="sans-serif" fo:font-size="10.5pt" fo:letter-spacing="normal" fo:font-style="normal" fo:font-weight="normal" officeooo:rsid="0006fa9e"/>
    </style:style>
    <style:style style:name="T9" style:family="text">
      <style:text-properties fo:font-variant="normal" fo:text-transform="none" fo:color="#222222" style:font-name="sans-serif" fo:font-size="10.5pt" fo:letter-spacing="normal" fo:font-style="normal" fo:font-weight="normal" officeooo:rsid="0007ddd9"/>
    </style:style>
    <style:style style:name="T10" style:family="text">
      <style:text-properties fo:font-weight="bold" officeooo:rsid="0006fa9e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азвание: <text:span text:style-name="T1">Ручка.</text:span></text:p>
      <text:p text:style-name="P1"><text:span text:style-name="T1"/></text:p>
      <text:p text:style-name="P1"><text:span text:style-name="T2">Тип ручек:</text:span><text:span text:style-name="T6"> перьевые ручки, шариковые ручки, гелевые и .тд.</text:span></text:p>
      <text:p text:style-name="P1"><text:span text:style-name="T1"/></text:p>
      <text:p text:style-name="P3"><text:span text:style-name="T10">Функция: <text:s text:c="3"/></text:span><text:span text:style-name="T3">Ручка - </text:span><text:span text:style-name="T7">писменная принадлежность</text:span><text:span text:style-name="T5"> с помощью которой можно оставить </text:span><text:span text:style-name="T8">чернильный с</text:span><text:span text:style-name="T5">лед на </text:span><text:span text:style-name="T8">поверхности бумаги, дерева, тела и т. д.</text:span></text:p>
      <text:p text:style-name="P4"><text:span text:style-name="T5"/></text:p>
      <text:p text:style-name="P4"><text:span text:style-name="T5">Функция состоит в основном в том чтоб оставить письмо любого типа например:</text:span></text:p>
      <text:p text:style-name="P4"><text:span text:style-name="T5">указание, договор, приговор, записку с поздравлениями и </text:span><text:span text:style-name="T9">многое другое!</text:span></text:p>
      <text:p text:style-name="P4"><text:span text:style-name="T9"><text:s/></text:span></text:p>
      <text:p text:style-name="P5"><text:span text:style-name="T5">В самой ручке есть функциональная кнопка которая выводить пасту из пластмасса</text:span></text:p>
      <text:p text:style-name="P5"><text:span text:style-name="T5">и удобна эта функция тем что чернило не будет сохнуть!</text:span></text:p>
      <text:p text:style-name="P5"><text:span text:style-name="T5"/></text:p>
      <text:p text:style-name="P5"><text:span text:style-name="T5">Есть у ручки еще другие функции не связанны с росписью, например: сделать </text:span><text:span text:style-name="T4">Reset</text:span><text:span text:style-name="T6"> <text:s/>на модеме, или учителю математике удобно показать вместо указки ручкой или проткнуть воздушный шар!</text:span></text:p>
      <text:p text:style-name="P5"><text:span text:style-name="T6"/></text:p>
      <text:p text:style-name="P2"><text:span text:style-name="T2">Значимость: </text:span><text:span text:style-name="T6">Высокое значение.</text:span></text:p>
      <text:p text:style-name="P3"><text:span text:style-name="T8"/></text:p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20:58:14.513453455</meta:creation-date>
    <dc:date>2018-12-13T21:18:05.453401641</dc:date>
    <meta:editing-duration>PT9M40S</meta:editing-duration>
    <meta:editing-cycles>1</meta:editing-cycles>
    <meta:generator>LibreOffice/6.0.3.2$Linux_X86_64 LibreOffice_project/00m0$Build-2</meta:generator>
    <meta:document-statistic meta:table-count="0" meta:image-count="0" meta:object-count="0" meta:page-count="1" meta:paragraph-count="10" meta:word-count="103" meta:character-count="697" meta:non-whitespace-character-count="598"/>
  </office:meta>
</office:document-meta>
</file>